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8cm" fo:min-width="2.754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11.143cm" svg:x="1.571cm" svg:y="1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97cm" svg:height="3.685cm" svg:x="4.019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175cm" svg:height="1.905cm" svg:x="4.654cm" svg:y="4.717cm">
          <text:p text:style-name="P1">perso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3.254cm" svg:height="1.272cm" svg:x="9.176cm" svg:y="3.538cm">
          <draw:text-box>
            <text:p>states:</text:p>
          </draw:text-box>
        </draw:frame>
        <draw:custom-shape draw:style-name="gr2" draw:text-style-name="P1" xml:id="id2" draw:id="id2" draw:layer="layout" svg:width="3.175cm" svg:height="1.905cm" svg:x="9.035cm" svg:y="4.653cm">
          <text:p text:style-name="P1">fu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3.175cm" svg:height="1.905cm" svg:x="13.321cm" svg:y="4.716cm">
          <text:p text:style-name="P1">wo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4.445cm" svg:height="1.27cm" svg:x="9.003cm" svg:y="9.89cm">
          <text:p text:style-name="P1">funpage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4.445cm" svg:height="1.27cm" svg:x="14.718cm" svg:y="9.89cm">
          <text:p text:style-name="P1">workpag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0.635cm" svg:x1="6.242cm" svg:y1="6.622cm" svg:x2="4.24cm" svg:y2="9.89cm" draw:start-shape="id1" draw:start-glue-point="8" svg:d="m6242 6622v2520h-2002v748">
          <text:p/>
        </draw:connector>
        <draw:frame draw:style-name="gr6" draw:layer="layout" svg:width="4.227cm" svg:height="1.272cm" svg:x="1.791cm" svg:y="7.69cm">
          <draw:text-box>
            <text:p>opacity 1.0</text:p>
          </draw:text-box>
        </draw:frame>
        <draw:connector draw:style-name="gr5" draw:text-style-name="P1" draw:layer="layout" draw:line-skew="0.635cm" svg:x1="10.623cm" svg:y1="6.558cm" svg:x2="11.225cm" svg:y2="9.89cm" draw:start-shape="id2" draw:start-glue-point="8" draw:end-shape="id3" svg:d="m10623 6558v2301h602v1031">
          <text:p/>
        </draw:connector>
        <draw:frame draw:style-name="gr6" draw:layer="layout" svg:width="4.227cm" svg:height="1.272cm" svg:x="9.255cm" svg:y="7.35cm">
          <draw:text-box>
            <text:p>opacity 1.0</text:p>
          </draw:text-box>
        </draw:frame>
        <draw:connector draw:style-name="gr5" draw:text-style-name="P1" draw:layer="layout" draw:line-skew="0.635cm" svg:x1="14.909cm" svg:y1="6.621cm" svg:x2="16.94cm" svg:y2="9.89cm" draw:start-shape="id4" draw:start-glue-point="8" draw:end-shape="id5" svg:d="m14909 6621v2270h2031v999">
          <text:p/>
        </draw:connector>
        <draw:frame draw:style-name="gr6" draw:layer="layout" svg:width="4.227cm" svg:height="1.272cm" svg:x="14.97cm" svg:y="7.35cm">
          <draw:text-box>
            <text:p>opacity 1.0</text:p>
          </draw:text-box>
        </draw:frame>
        <draw:custom-shape draw:style-name="gr4" draw:text-style-name="P1" draw:layer="layout" svg:width="4.445cm" svg:height="1.27cm" svg:x="2.27cm" svg:y="9.89cm">
          <text:p text:style-name="P1">personalpage</text:p>
          <draw:enhanced-geometry svg:viewBox="0 0 21600 21600" draw:type="rectangle" draw:enhanced-path="M 0 0 L 21600 0 21600 21600 0 21600 0 0 Z N"/>
        </draw:custom-shape>
        <draw:frame draw:style-name="gr6" draw:layer="layout" svg:width="3.855cm" svg:height="1.272cm" svg:x="8.198cm" svg:y="1.635cm">
          <draw:text-box>
            <text:p>PagePan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Purisa" style:font-style-name="Regular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07T14:08:20</meta:creation-date>
    <dc:date>2011-11-08T17:49:21</dc:date>
    <meta:editing-duration>PT8M34S</meta:editing-duration>
    <meta:editing-cycles>3</meta:editing-cycles>
    <meta:generator>LibreOffice/3.3$Linux LibreOffice_project/330m19$Build-401</meta:generator>
    <meta:document-statistic meta:object-count="16"/>
  </office:meta>
</office:document-meta>
</file>